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'San Francisco', 'Helvetica Neue', Helvetica, Arial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monospace" fo:font-size="12pt" fo:letter-spacing="normal" fo:font-style="normal" fo:font-weight="normal" officeooo:paragraph-rsid="0008a2c6" fo:background-color="transparent"/>
    </style:style>
    <style:style style:name="P2" style:family="paragraph" style:parent-style-name="Preformatted_20_Text">
      <style:text-properties fo:font-variant="normal" fo:text-transform="none" fo:color="#2c2d30" loext:opacity="100%" style:font-name="Roboto" fo:font-size="11.25pt" fo:letter-spacing="normal" fo:font-style="normal" fo:font-weight="normal" fo:background-color="transparent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08a2c6" fo:background-color="#ffff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a2c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a2c6" fo:background-color="#ffff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a2c6" fo:background-color="transparen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loext:opacity="100%" style:font-name="Open Sans" fo:font-size="12pt" fo:letter-spacing="normal" fo:font-style="normal" fo:font-weight="normal" officeooo:paragraph-rsid="0008a2c6" fo:background-color="transparent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2c2d30" loext:opacity="100%" style:font-name="var ff-mono" fo:font-size="11.2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color="#2c2d30" loext:opacity="100%" style:font-name="Roboto" fo:font-size="11.25pt"/>
    </style:style>
    <style:style style:name="T5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Задание:</text:span><text:line-break/><text:span text:style-name="T1">1. Подключить дополнительный репозиторий на выбор: Docker, Nginx, Oracle MySQL. </text:span></text:p>
      <text:p text:style-name="P5"><text:span text:style-name="T1"/></text:p>
      <text:p text:style-name="P2">sudo apt install curl gnupg2 ca-certificates lsb-release ubuntu-keyring</text:p>
      <text:p text:style-name="P2">curl https://nginx.org/keys/nginx_signing.key | gpg --dearmor \</text:p>
      <text:p text:style-name="P2"><text:s text:c="4"/>| sudo tee /usr/share/keyrings/nginx-archive-keyring.gpg &gt;/dev/null</text:p>
      <text:p text:style-name="P2">echo "deb [signed-by=/usr/share/keyrings/nginx-archive-keyring.gpg] \</text:p>
      <text:p text:style-name="P2">http://nginx.org/packages/ubuntu `lsb_release -cs` nginx" \</text:p>
      <text:p text:style-name="P2"><text:s text:c="4"/>| sudo tee /etc/apt/sources.list.d/nginx.list</text:p>
      <text:p text:style-name="P2">echo -e "Package: *\nPin: origin nginx.org\nPin: release o=nginx\nPin-Priority: 900\n" \</text:p>
      <text:p text:style-name="P2"><text:s text:c="4"/>| sudo tee /etc/apt/preferences.d/99nginx</text:p>
      <text:p text:style-name="P3"><text:span text:style-name="T1"/></text:p>
      <text:p text:style-name="P5"><text:span text:style-name="T1">Установить любой пакет из этого репозитория.</text:span></text:p>
      <text:p text:style-name="P5"><text:span text:style-name="T1"/></text:p>
      <text:p text:style-name="P6"><text:span text:style-name="T1">sudo apt update</text:span></text:p>
      <text:p text:style-name="P6"><text:span text:style-name="T1">sudo apt install nginx</text:span></text:p>
      <text:p text:style-name="P5"><text:span text:style-name="T1"/></text:p>
      <text:p text:style-name="P5"><text:span text:style-name="T1">2. Установить и удалить deb-пакет с помощью dpkg.</text:span></text:p>
      <text:p text:style-name="P5"><text:span text:style-name="T1"/></text:p>
      <text:p text:style-name="P1"><text:span text:style-name="T4">dpkg -i tcl8.4_8.4.19-2_amd64.deb</text:span></text:p>
      <text:p text:style-name="P1"><text:span text:style-name="T4">dpkg -r tcl8.4</text:span></text:p>
      <text:p text:style-name="P5"><text:span text:style-name="T1"/></text:p>
      <text:p text:style-name="P5"><text:span text:style-name="T1">3. Установить и удалить snap-пакет.</text:span></text:p>
      <text:p text:style-name="P5"><text:span text:style-name="T1"/></text:p>
      <text:p text:style-name="P7"><text:span text:style-name="T4">snap install chromium</text:span></text:p>
      <text:p text:style-name="P7"><text:span text:style-name="T4">snap remove chromium</text:span></text:p>
      <text:p text:style-name="P5"><text:span text:style-name="T1"/></text:p>
      <text:p text:style-name="P5"><text:span text:style-name="T1">4. Добавить задачу для выполнения каждые 3 минуты (создание директории, запись в файл).</text:span></text:p>
      <text:p text:style-name="P5"><text:span text:style-name="T1"/></text:p>
      <text:p text:style-name="P6"><text:span text:style-name="T1">crontab -e</text:span></text:p>
      <text:p text:style-name="P4"><text:span text:style-name="Source_20_Text"><text:span text:style-name="T3">3 * * * * /usr/bin/mkdir /qwerty &gt;/dev/null 2&gt;&amp;1</text:span></text:span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'San Francisco', 'Helvetica Neue', Helvetica, Arial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29:51.719012526</meta:creation-date>
    <meta:generator>LibreOffice/7.3.7.2$Linux_X86_64 LibreOffice_project/30$Build-2</meta:generator>
    <dc:date>2023-02-22T17:01:19.676313235</dc:date>
    <meta:editing-duration>PT10M46S</meta:editing-duration>
    <meta:editing-cycles>2</meta:editing-cycles>
    <meta:document-statistic meta:table-count="0" meta:image-count="0" meta:object-count="0" meta:page-count="1" meta:paragraph-count="21" meta:word-count="120" meta:character-count="1002" meta:non-whitespace-character-count="891"/>
  </office:meta>
</office:document-meta>
</file>